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Black" svg:font-family="ArialBlack"/>
    <style:font-face style:name="PalatinoLinotype" svg:font-family="PalatinoLinotyp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7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2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62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0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2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4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115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4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30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59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8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94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05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0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37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77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5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4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23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7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11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8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7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9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35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0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4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0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87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97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03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000000" style:font-name="ArialBlack" fo:font-size="12pt" fo:font-weight="bold" style:font-size-asian="12pt" style:font-name-complex="ArialBlack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" fo:font-size="13pt" fo:font-weight="bold" style:font-size-asian="13pt" style:font-name-complex="Arial" style:font-size-complex="13pt" style:font-weight-complex="bold"/>
    </style:style>
    <style:style style:name="T4" style:family="text">
      <style:text-properties fo:color="#000000" style:font-name="Arial" fo:font-size="12pt" style:font-size-asian="12pt" style:font-name-complex="Arial" style:font-size-complex="12pt"/>
    </style:style>
    <style:style style:name="T5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41cm" svg:height="0.497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3.964cm" svg:height="0.513cm" svg:x="1.905cm" svg:y="3.553cm">
          <draw:text-box>
            <text:p text:style-name="P2"><text:span text:style-name="T3">Basic Commands </text:span></text:p>
          </draw:text-box>
        </draw:frame>
        <draw:frame draw:style-name="gr8" draw:text-style-name="P3" draw:layer="layout" svg:width="8.634cm" svg:height="0.497cm" svg:x="1.905cm" svg:y="4.303cm">
          <draw:text-box>
            <text:p text:style-name="P2"><text:span text:style-name="T2">Write a command (with arguments) to: <text:s/></text:span></text:p>
          </draw:text-box>
        </draw:frame>
        <draw:frame draw:style-name="gr3" draw:text-style-name="P3" draw:layer="layout" svg:width="0.422cm" svg:height="0.497cm" svg:x="2.54cm" svg:y="4.874cm">
          <draw:text-box>
            <text:p text:style-name="P2"><text:span text:style-name="T2">1.</text:span></text:p>
          </draw:text-box>
        </draw:frame>
        <draw:frame draw:style-name="gr9" draw:text-style-name="P3" draw:layer="layout" svg:width="0.422cm" svg:height="0.475cm" svg:x="2.828cm" svg:y="4.798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4.841cm" svg:height="0.497cm" svg:x="3.175cm" svg:y="4.874cm">
          <draw:text-box>
            <text:p text:style-name="P2"><text:span text:style-name="T5">list files </text:span><text:span text:style-name="T2">in a directory </text:span></text:p>
          </draw:text-box>
        </draw:frame>
        <draw:frame draw:style-name="gr3" draw:text-style-name="P3" draw:layer="layout" svg:width="0.422cm" svg:height="0.497cm" svg:x="3.175cm" svg:y="5.446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0.422cm" svg:height="0.497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589cm">
          <draw:text-box>
            <text:p text:style-name="P2"><text:span text:style-name="T2">2.</text:span></text:p>
          </draw:text-box>
        </draw:frame>
        <draw:frame draw:style-name="gr9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7.225cm" svg:height="0.497cm" svg:x="3.175cm" svg:y="6.589cm">
          <draw:text-box>
            <text:p text:style-name="P2"><text:span text:style-name="T5">list files </text:span><text:span text:style-name="T2">using </text:span><text:span text:style-name="T5">long listing format </text:span></text:p>
          </draw:text-box>
        </draw:frame>
        <draw:frame draw:style-name="gr3" draw:text-style-name="P3" draw:layer="layout" svg:width="0.422cm" svg:height="0.497cm" svg:x="3.175cm" svg:y="7.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73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8.303cm">
          <draw:text-box>
            <text:p text:style-name="P2"><text:span text:style-name="T2">3.</text:span></text:p>
          </draw:text-box>
        </draw:frame>
        <draw:frame draw:style-name="gr9" draw:text-style-name="P3" draw:layer="layout" svg:width="0.422cm" svg:height="0.475cm" svg:x="2.828cm" svg:y="8.22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1.978cm" svg:height="0.497cm" svg:x="3.175cm" svg:y="8.303cm">
          <draw:text-box>
            <text:p text:style-name="P2"><text:span text:style-name="T5">list files</text:span><text:span text:style-name="T2"> with sizes printed as “human readable” output </text:span></text:p>
          </draw:text-box>
        </draw:frame>
        <draw:frame draw:style-name="gr3" draw:text-style-name="P3" draw:layer="layout" svg:width="0.422cm" svg:height="0.497cm" svg:x="3.175cm" svg:y="8.87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018cm">
          <draw:text-box>
            <text:p text:style-name="P2"><text:span text:style-name="T2">4.</text:span></text:p>
          </draw:text-box>
        </draw:frame>
        <draw:frame draw:style-name="gr9" draw:text-style-name="P3" draw:layer="layout" svg:width="0.422cm" svg:height="0.475cm" svg:x="2.828cm" svg:y="9.94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5.006cm" svg:height="0.497cm" svg:x="3.175cm" svg:y="10.018cm">
          <draw:text-box>
            <text:p text:style-name="P2"><text:span text:style-name="T2">create a new directory </text:span></text:p>
          </draw:text-box>
        </draw:frame>
        <draw:frame draw:style-name="gr3" draw:text-style-name="P3" draw:layer="layout" svg:width="0.422cm" svg:height="0.497cm" svg:x="3.175cm" svg:y="10.5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1.728cm">
          <draw:text-box>
            <text:p text:style-name="P2"><text:span text:style-name="T2">5.</text:span></text:p>
          </draw:text-box>
        </draw:frame>
        <draw:frame draw:style-name="gr9" draw:text-style-name="P3" draw:layer="layout" svg:width="0.422cm" svg:height="0.475cm" svg:x="2.828cm" svg:y="11.652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6.627cm" svg:height="0.497cm" svg:x="3.175cm" svg:y="11.728cm">
          <draw:text-box>
            <text:p text:style-name="P2"><text:span text:style-name="T2">change your current directory </text:span></text:p>
          </draw:text-box>
        </draw:frame>
        <draw:frame draw:style-name="gr3" draw:text-style-name="P3" draw:layer="layout" svg:width="0.422cm" svg:height="0.497cm" svg:x="3.17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8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3.443cm">
          <draw:text-box>
            <text:p text:style-name="P2"><text:span text:style-name="T2">6.</text:span></text:p>
          </draw:text-box>
        </draw:frame>
        <draw:frame draw:style-name="gr9" draw:text-style-name="P3" draw:layer="layout" svg:width="0.422cm" svg:height="0.475cm" svg:x="2.828cm" svg:y="13.36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8.016cm" svg:height="0.497cm" svg:x="3.175cm" svg:y="13.443cm">
          <draw:text-box>
            <text:p text:style-name="P2"><text:span text:style-name="T2">print your current working directory </text:span></text:p>
          </draw:text-box>
        </draw:frame>
        <draw:frame draw:style-name="gr3" draw:text-style-name="P3" draw:layer="layout" svg:width="0.422cm" svg:height="0.497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5.157cm">
          <draw:text-box>
            <text:p text:style-name="P2"><text:span text:style-name="T2">7.</text:span></text:p>
          </draw:text-box>
        </draw:frame>
        <draw:frame draw:style-name="gr9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6.28cm" svg:height="0.497cm" svg:x="3.175cm" svg:y="15.157cm">
          <draw:text-box>
            <text:p text:style-name="P2"><text:span text:style-name="T2">create a new, 0 byte size file </text:span></text:p>
          </draw:text-box>
        </draw:frame>
        <draw:frame draw:style-name="gr3" draw:text-style-name="P3" draw:layer="layout" svg:width="0.422cm" svg:height="0.497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6.867cm">
          <draw:text-box>
            <text:p text:style-name="P2"><text:span text:style-name="T2">8.</text:span></text:p>
          </draw:text-box>
        </draw:frame>
        <draw:frame draw:style-name="gr9" draw:text-style-name="P3" draw:layer="layout" svg:width="0.422cm" svg:height="0.475cm" svg:x="2.828cm" svg:y="16.792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2.927cm" svg:height="0.497cm" svg:x="3.175cm" svg:y="16.867cm">
          <draw:text-box>
            <text:p text:style-name="P2"><text:span text:style-name="T2">remove a file </text:span></text:p>
          </draw:text-box>
        </draw:frame>
        <draw:frame draw:style-name="gr3" draw:text-style-name="P3" draw:layer="layout" svg:width="0.422cm" svg:height="0.497cm" svg:x="3.175cm" svg:y="17.4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8.582cm">
          <draw:text-box>
            <text:p text:style-name="P2"><text:span text:style-name="T2">9.</text:span></text:p>
          </draw:text-box>
        </draw:frame>
        <draw:frame draw:style-name="gr9" draw:text-style-name="P3" draw:layer="layout" svg:width="0.422cm" svg:height="0.475cm" svg:x="2.828cm" svg:y="18.506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5.628cm" svg:height="0.497cm" svg:x="3.175cm" svg:y="18.582cm">
          <draw:text-box>
            <text:p text:style-name="P2"><text:span text:style-name="T2">remove a whole directory </text:span></text:p>
          </draw:text-box>
        </draw:frame>
        <draw:frame draw:style-name="gr3" draw:text-style-name="P3" draw:layer="layout" svg:width="0.422cm" svg:height="0.497cm" svg:x="3.175cm" svg:y="19.1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72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0.296cm">
          <draw:text-box>
            <text:p text:style-name="P2"><text:span text:style-name="T2">10.</text:span></text:p>
          </draw:text-box>
        </draw:frame>
        <draw:frame draw:style-name="gr9" draw:text-style-name="P3" draw:layer="layout" svg:width="0.422cm" svg:height="0.475cm" svg:x="3.027cm" svg:y="20.22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8cm" svg:height="0.497cm" svg:x="3.175cm" svg:y="20.296cm">
          <draw:text-box>
            <text:p text:style-name="P2"><text:span text:style-name="T2">move / rename a file to a new name </text:span></text:p>
          </draw:text-box>
        </draw:frame>
        <draw:frame draw:style-name="gr3" draw:text-style-name="P3" draw:layer="layout" svg:width="0.422cm" svg:height="0.497cm" svg:x="3.175cm" svg:y="20.86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43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2.011cm">
          <draw:text-box>
            <text:p text:style-name="P2"><text:span text:style-name="T2">11.</text:span></text:p>
          </draw:text-box>
        </draw:frame>
        <draw:frame draw:style-name="gr9" draw:text-style-name="P3" draw:layer="layout" svg:width="0.422cm" svg:height="0.475cm" svg:x="3.027cm" svg:y="21.935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2.448cm" svg:height="0.497cm" svg:x="3.175cm" svg:y="22.011cm">
          <draw:text-box>
            <text:p text:style-name="P2"><text:span text:style-name="T2">concatenate one or more files and display to the terminal </text:span></text:p>
          </draw:text-box>
        </draw:frame>
        <draw:frame draw:style-name="gr3" draw:text-style-name="P3" draw:layer="layout" svg:width="0.422cm" svg:height="0.497cm" svg:x="3.175cm" svg:y="22.5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3.1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3.721cm">
          <draw:text-box>
            <text:p text:style-name="P2"><text:span text:style-name="T2">12.</text:span></text:p>
          </draw:text-box>
        </draw:frame>
        <draw:frame draw:style-name="gr9" draw:text-style-name="P3" draw:layer="layout" svg:width="0.422cm" svg:height="0.475cm" svg:x="3.027cm" svg:y="23.645cm">
          <draw:text-box>
            <text:p text:style-name="P2"><text:span text:style-name="T4"><text:s/></text:span></text:p>
          </draw:text-box>
        </draw:frame>
        <draw:frame draw:style-name="gr22" draw:text-style-name="P3" draw:layer="layout" svg:width="10.115cm" svg:height="0.497cm" svg:x="3.175cm" svg:y="23.721cm">
          <draw:text-box>
            <text:p text:style-name="P2"><text:span text:style-name="T2">list only your running processes on the system </text:span></text:p>
          </draw:text-box>
        </draw:frame>
        <draw:frame draw:style-name="gr3" draw:text-style-name="P3" draw:layer="layout" svg:width="0.422cm" svg:height="0.497cm" svg:x="3.175cm" svg:y="24.2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4.864cm">
          <draw:text-box>
            <text:p text:style-name="P2"><text:span text:style-name="T2"><text:s/></text:span></text:p>
          </draw:text-box>
        </draw:frame>
        <draw:frame draw:style-name="gr23" draw:text-style-name="P5" draw:layer="layout" svg:width="2.728cm" svg:height="0.801cm" svg:x="3.959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0.463cm" svg:height="0.928cm" svg:x="4.34cm" svg:y="5.364cm">
          <draw:text-box>
            <text:p><text:span text:style-name="T7">ls</text:span></text:p>
          </draw:text-box>
        </draw:frame>
        <draw:frame draw:style-name="gr24" draw:text-style-name="P6" draw:layer="layout" svg:width="1.098cm" svg:height="0.928cm" svg:x="4.258cm" svg:y="7.015cm">
          <draw:text-box>
            <text:p><text:span text:style-name="T7">ls -l</text:span></text:p>
          </draw:text-box>
        </draw:frame>
        <draw:frame draw:style-name="gr24" draw:text-style-name="P6" draw:layer="layout" svg:width="1.098cm" svg:height="0.928cm" svg:x="4.213cm" svg:y="8.793cm">
          <draw:text-box>
            <text:p><text:span text:style-name="T7">ls -lh</text:span></text:p>
          </draw:text-box>
        </draw:frame>
        <draw:frame draw:style-name="gr25" draw:text-style-name="P6" draw:layer="layout" svg:width="1.524cm" svg:height="1.093cm" svg:x="4.213cm" svg:y="10.444cm">
          <draw:text-box>
            <text:p><text:span text:style-name="T7">mkdir</text:span></text:p>
          </draw:text-box>
        </draw:frame>
        <draw:frame draw:style-name="gr25" draw:text-style-name="P6" draw:layer="layout" svg:width="1.524cm" svg:height="1.093cm" svg:x="4.086cm" svg:y="12.222cm">
          <draw:text-box>
            <text:p><text:span text:style-name="T7">cd</text:span></text:p>
          </draw:text-box>
        </draw:frame>
        <draw:frame draw:style-name="gr25" draw:text-style-name="P6" draw:layer="layout" svg:width="1.524cm" svg:height="1.093cm" svg:x="4.086cm" svg:y="13.873cm">
          <draw:text-box>
            <text:p><text:span text:style-name="T7">pwd</text:span></text:p>
          </draw:text-box>
        </draw:frame>
        <draw:frame draw:style-name="gr25" draw:text-style-name="P6" draw:layer="layout" svg:width="1.524cm" svg:height="1.093cm" svg:x="4.086cm" svg:y="15.651cm">
          <draw:text-box>
            <text:p><text:span text:style-name="T7">touch</text:span></text:p>
          </draw:text-box>
        </draw:frame>
        <draw:frame draw:style-name="gr25" draw:text-style-name="P6" draw:layer="layout" svg:width="1.524cm" svg:height="1.093cm" svg:x="4.086cm" svg:y="17.302cm">
          <draw:text-box>
            <text:p><text:span text:style-name="T7">rm</text:span></text:p>
          </draw:text-box>
        </draw:frame>
        <draw:frame draw:style-name="gr25" draw:text-style-name="P6" draw:layer="layout" svg:width="1.524cm" svg:height="1.093cm" svg:x="4.086cm" svg:y="18.953cm">
          <draw:text-box>
            <text:p><text:span text:style-name="T7">rm -r</text:span></text:p>
          </draw:text-box>
        </draw:frame>
        <draw:frame draw:style-name="gr25" draw:text-style-name="P6" draw:layer="layout" svg:width="9.652cm" svg:height="1.093cm" svg:x="4.086cm" svg:y="20.731cm">
          <draw:text-box>
            <text:p><text:span text:style-name="T7">mv {file} {location}/ mv {file} {newfile}</text:span></text:p>
          </draw:text-box>
        </draw:frame>
        <draw:frame draw:style-name="gr25" draw:text-style-name="P6" draw:layer="layout" svg:width="1.524cm" svg:height="1.093cm" svg:x="4.086cm" svg:y="22.432cm">
          <draw:text-box>
            <text:p><text:span text:style-name="T7">cat</text:span></text:p>
          </draw:text-box>
        </draw:frame>
        <draw:frame draw:style-name="gr25" draw:text-style-name="P6" draw:layer="layout" svg:width="2.413cm" svg:height="1.093cm" svg:x="4.086cm" svg:y="24.21cm">
          <draw:text-box>
            <text:p><text:span text:style-name="T7">ps x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.677cm">
          <draw:text-box>
            <text:p text:style-name="P2"><text:span text:style-name="T2">13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8.642cm" svg:height="0.497cm" svg:x="3.175cm" svg:y="2.677cm">
          <draw:text-box>
            <text:p text:style-name="P2"><text:span text:style-name="T2">list all running processes on the system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4.963cm">
          <draw:text-box>
            <text:p text:style-name="P2"><text:span text:style-name="T2">14.</text:span></text:p>
          </draw:text-box>
        </draw:frame>
        <draw:frame draw:style-name="gr9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895cm" svg:height="0.497cm" svg:x="3.175cm" svg:y="4.963cm">
          <draw:text-box>
            <text:p text:style-name="P2"><text:span text:style-name="T2">kill a process that you own 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7.245cm">
          <draw:text-box>
            <text:p text:style-name="P2"><text:span text:style-name="T2">15.</text:span></text:p>
          </draw:text-box>
        </draw:frame>
        <draw:frame draw:style-name="gr9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8.625cm" svg:height="0.497cm" svg:x="3.175cm" svg:y="7.245cm">
          <draw:text-box>
            <text:p text:style-name="P2"><text:span text:style-name="T2">list other users logged on to the system 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9.531cm">
          <draw:text-box>
            <text:p text:style-name="P2"><text:span text:style-name="T2">16.</text:span></text:p>
          </draw:text-box>
        </draw:frame>
        <draw:frame draw:style-name="gr9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8.816cm" svg:height="0.497cm" svg:x="3.175cm" svg:y="9.531cm">
          <draw:text-box>
            <text:p text:style-name="P2"><text:span text:style-name="T2">read the manual page about a command 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24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1.817cm">
          <draw:text-box>
            <text:p text:style-name="P2"><text:span text:style-name="T2">17.</text:span></text:p>
          </draw:text-box>
        </draw:frame>
        <draw:frame draw:style-name="gr9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12.46cm" svg:height="0.497cm" svg:x="3.175cm" svg:y="11.817cm">
          <draw:text-box>
            <text:p text:style-name="P2"><text:span text:style-name="T2">create a </text:span><text:span text:style-name="T5">tape archive </text:span><text:span text:style-name="T2">(tar) file backup/copy of a directory </text:span></text:p>
          </draw:text-box>
        </draw:frame>
        <draw:frame draw:style-name="gr3" draw:text-style-name="P3" draw:layer="layout" svg:width="0.422cm" svg:height="0.497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4.099cm">
          <draw:text-box>
            <text:p text:style-name="P2"><text:span text:style-name="T2">18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12.309cm" svg:height="0.497cm" svg:x="3.175cm" svg:y="14.099cm">
          <draw:text-box>
            <text:p text:style-name="P2"><text:span text:style-name="T2">extract a </text:span><text:span text:style-name="T5">tape archive</text:span><text:span text:style-name="T2"> (tar) file to create a new directory </text:span></text:p>
          </draw:text-box>
        </draw:frame>
        <draw:frame draw:style-name="gr3" draw:text-style-name="P3" draw:layer="layout" svg:width="0.422cm" svg:height="0.497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1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6.385cm">
          <draw:text-box>
            <text:p text:style-name="P2"><text:span text:style-name="T2">19.</text:span></text:p>
          </draw:text-box>
        </draw:frame>
        <draw:frame draw:style-name="gr9" draw:text-style-name="P3" draw:layer="layout" svg:width="0.422cm" svg:height="0.475cm" svg:x="3.027cm" svg:y="16.309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15.593cm" svg:height="0.497cm" svg:x="3.175cm" svg:y="16.385cm">
          <draw:text-box>
            <text:p text:style-name="P2"><text:span text:style-name="T2">create a “.zip” file of all the files in a directory, including subdirectories </text:span></text:p>
          </draw:text-box>
        </draw:frame>
        <draw:frame draw:style-name="gr3" draw:text-style-name="P3" draw:layer="layout" svg:width="0.422cm" svg:height="0.497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09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8.666cm">
          <draw:text-box>
            <text:p text:style-name="P2"><text:span text:style-name="T2">20.</text:span></text:p>
          </draw:text-box>
        </draw:frame>
        <draw:frame draw:style-name="gr9" draw:text-style-name="P3" draw:layer="layout" svg:width="0.422cm" svg:height="0.475cm" svg:x="3.027cm" svg:y="18.591cm">
          <draw:text-box>
            <text:p text:style-name="P2"><text:span text:style-name="T4"><text:s/></text:span></text:p>
          </draw:text-box>
        </draw:frame>
        <draw:frame draw:style-name="gr33" draw:text-style-name="P3" draw:layer="layout" svg:width="8.388cm" svg:height="0.497cm" svg:x="3.175cm" svg:y="18.666cm">
          <draw:text-box>
            <text:p text:style-name="P2"><text:span text:style-name="T2">extract all of the files from a “.zip” file </text:span></text:p>
          </draw:text-box>
        </draw:frame>
        <draw:frame draw:style-name="gr3" draw:text-style-name="P3" draw:layer="layout" svg:width="0.422cm" svg:height="0.497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0.381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0.952cm">
          <draw:text-box>
            <text:p text:style-name="P2"><text:span text:style-name="T2">21.</text:span></text:p>
          </draw:text-box>
        </draw:frame>
        <draw:frame draw:style-name="gr9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frame draw:style-name="gr34" draw:text-style-name="P3" draw:layer="layout" svg:width="12.994cm" svg:height="0.497cm" svg:x="3.175cm" svg:y="20.952cm">
          <draw:text-box>
            <text:p text:style-name="P2"><text:span text:style-name="T2">Show the amount of disk free space available on the system </text:span></text:p>
          </draw:text-box>
        </draw:frame>
        <draw:frame draw:style-name="gr3" draw:text-style-name="P3" draw:layer="layout" svg:width="0.422cm" svg:height="0.497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23.238cm">
          <draw:text-box>
            <text:p text:style-name="P2"><text:span text:style-name="T2"><text:s/></text:span></text:p>
          </draw:text-box>
        </draw:frame>
        <draw:frame draw:style-name="gr35" draw:text-style-name="P6" draw:layer="layout" svg:width="0.98cm" svg:height="0.547cm" svg:x="3.959cm" svg:y="3.205cm">
          <draw:text-box>
            <text:p><text:span text:style-name="T7">ps -e</text:span></text:p>
          </draw:text-box>
        </draw:frame>
        <draw:frame draw:style-name="gr24" draw:text-style-name="P6" draw:layer="layout" svg:width="3.876cm" svg:height="0.928cm" svg:x="3.766cm" svg:y="10.151cm">
          <draw:text-box>
            <text:p><text:span text:style-name="T7">man</text:span></text:p>
          </draw:text-box>
        </draw:frame>
        <draw:frame draw:style-name="gr36" draw:text-style-name="P6" draw:layer="layout" svg:width="3.495cm" svg:height="1.055cm" svg:x="3.705cm" svg:y="7.738cm">
          <draw:text-box>
            <text:p><text:span text:style-name="T7">users </text:span><text:span text:style-name="T8">or</text:span><text:span text:style-name="T7"> who</text:span></text:p>
          </draw:text-box>
        </draw:frame>
        <draw:frame draw:style-name="gr36" draw:text-style-name="P6" draw:layer="layout" svg:width="3.495cm" svg:height="1.055cm" svg:x="3.705cm" svg:y="5.452cm">
          <draw:text-box>
            <text:p><text:span text:style-name="T7">kill </text:span><text:span text:style-name="T8">or</text:span><text:span text:style-name="T7"> pkill</text:span></text:p>
          </draw:text-box>
        </draw:frame>
        <draw:frame draw:style-name="gr25" draw:text-style-name="P6" draw:layer="layout" svg:width="8.255cm" svg:height="1.093cm" svg:x="3.705cm" svg:y="12.31cm">
          <draw:text-box>
            <text:p><text:span text:style-name="T7">tar -cf {outfile}.tar {directory}</text:span></text:p>
          </draw:text-box>
        </draw:frame>
        <draw:frame draw:style-name="gr25" draw:text-style-name="P6" draw:layer="layout" svg:width="8.255cm" svg:height="1.093cm" svg:x="3.705cm" svg:y="14.558cm">
          <draw:text-box>
            <text:p><text:span text:style-name="T7">tar -xf {file}.tar</text:span></text:p>
          </draw:text-box>
        </draw:frame>
        <draw:frame draw:style-name="gr25" draw:text-style-name="P6" draw:layer="layout" svg:width="8.255cm" svg:height="1.093cm" svg:x="3.705cm" svg:y="16.921cm">
          <draw:text-box>
            <text:p><text:span text:style-name="T7">zip -R {outfile} {directory}/*</text:span></text:p>
          </draw:text-box>
        </draw:frame>
        <draw:frame draw:style-name="gr25" draw:text-style-name="P6" draw:layer="layout" svg:width="8.255cm" svg:height="1.093cm" svg:x="3.705cm" svg:y="19.08cm">
          <draw:text-box>
            <text:p><text:span text:style-name="T7">unzip</text:span></text:p>
          </draw:text-box>
        </draw:frame>
        <draw:frame draw:style-name="gr25" draw:text-style-name="P6" draw:layer="layout" svg:width="8.255cm" svg:height="1.093cm" svg:x="3.705cm" svg:y="21.543cm">
          <draw:text-box>
            <text:p><text:span text:style-name="T7">df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.677cm">
          <draw:text-box>
            <text:p text:style-name="P2"><text:span text:style-name="T2">22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5.056cm" svg:height="0.497cm" svg:x="3.175cm" svg:y="2.677cm">
          <draw:text-box>
            <text:p text:style-name="P2"><text:span text:style-name="T2">Show the amount of space used by a directory (including its subdirs) <text:s/></text:span></text:p>
          </draw:text-box>
        </draw:frame>
        <draw:frame draw:style-name="gr38" draw:text-style-name="P3" draw:layer="layout" svg:width="5.747cm" svg:height="0.497cm" svg:x="3.175cm" svg:y="3.249cm">
          <draw:text-box>
            <text:p text:style-name="P2"><text:span text:style-name="T2">in human readable format 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5.53cm">
          <draw:text-box>
            <text:p text:style-name="P2"><text:span text:style-name="T2">23.</text:span></text:p>
          </draw:text-box>
        </draw:frame>
        <draw:frame draw:style-name="gr9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0.204cm" svg:height="0.497cm" svg:x="3.175cm" svg:y="5.53cm">
          <draw:text-box>
            <text:p text:style-name="P2"><text:span text:style-name="T2">Display the text “hello world” on your terminal 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8.388cm">
          <draw:text-box>
            <text:p text:style-name="P2"><text:span text:style-name="T2">24.</text:span></text:p>
          </draw:text-box>
        </draw:frame>
        <draw:frame draw:style-name="gr9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1.377cm" svg:height="0.497cm" svg:x="3.175cm" svg:y="8.388cm">
          <draw:text-box>
            <text:p text:style-name="P2"><text:span text:style-name="T2">What does the “screen” utility do? <text:s/>(see # 16 above) 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1.245cm">
          <draw:text-box>
            <text:p text:style-name="P2"><text:span text:style-name="T2">25.</text:span></text:p>
          </draw:text-box>
        </draw:frame>
        <draw:frame draw:style-name="gr9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41" draw:text-style-name="P3" draw:layer="layout" svg:width="8.24cm" svg:height="0.497cm" svg:x="3.175cm" svg:y="11.245cm">
          <draw:text-box>
            <text:p text:style-name="P2"><text:span text:style-name="T2">What does the “nohup” command do? </text:span></text:p>
          </draw:text-box>
        </draw:frame>
        <draw:frame draw:style-name="gr3" draw:text-style-name="P3" draw:layer="layout" svg:width="0.422cm" svg:height="0.497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4.099cm">
          <draw:text-box>
            <text:p text:style-name="P2"><text:span text:style-name="T2">26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2.778cm" svg:height="0.497cm" svg:x="3.175cm" svg:y="14.099cm">
          <draw:text-box>
            <text:p text:style-name="P2"><text:span text:style-name="T2">Use the “nohup” command to run a long-running program. </text:span></text:p>
          </draw:text-box>
        </draw:frame>
        <draw:frame draw:style-name="gr3" draw:text-style-name="P3" draw:layer="layout" svg:width="0.422cm" svg:height="0.497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8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6.956cm">
          <draw:text-box>
            <text:p text:style-name="P2"><text:span text:style-name="T2">27.</text:span></text:p>
          </draw:text-box>
        </draw:frame>
        <draw:frame draw:style-name="gr9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4.954cm" svg:height="0.497cm" svg:x="3.175cm" svg:y="16.956cm">
          <draw:text-box>
            <text:p text:style-name="P2"><text:span text:style-name="T2">Find all of the lines of a file that match the string “public static void” </text:span></text:p>
          </draw:text-box>
        </draw:frame>
        <draw:frame draw:style-name="gr3" draw:text-style-name="P3" draw:layer="layout" svg:width="0.422cm" svg:height="0.497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66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9.238cm">
          <draw:text-box>
            <text:p text:style-name="P2"><text:span text:style-name="T2">28.</text:span></text:p>
          </draw:text-box>
        </draw:frame>
        <draw:frame draw:style-name="gr9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6.753cm" svg:height="0.497cm" svg:x="3.175cm" svg:y="19.238cm">
          <draw:text-box>
            <text:p text:style-name="P2"><text:span text:style-name="T2">Find all of the lines of a file that do NOT match the string “public static void” </text:span></text:p>
          </draw:text-box>
        </draw:frame>
        <draw:frame draw:style-name="gr3" draw:text-style-name="P3" draw:layer="layout" svg:width="0.422cm" svg:height="0.497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0.95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1.524cm">
          <draw:text-box>
            <text:p text:style-name="P2"><text:span text:style-name="T2">29.</text:span></text:p>
          </draw:text-box>
        </draw:frame>
        <draw:frame draw:style-name="gr9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45" draw:text-style-name="P3" draw:layer="layout" svg:width="19.471cm" svg:height="0.497cm" svg:x="3.175cm" svg:y="21.524cm">
          <draw:text-box>
            <text:p text:style-name="P2"><text:span text:style-name="T2">Find all of the lines of an address book that that match the string “jones” or “Jones” (hint: </text:span></text:p>
          </draw:text-box>
        </draw:frame>
        <draw:frame draw:style-name="gr46" draw:text-style-name="P3" draw:layer="layout" svg:width="6.123cm" svg:height="0.497cm" svg:x="3.175cm" svg:y="22.095cm">
          <draw:text-box>
            <text:p text:style-name="P2"><text:span text:style-name="T2">lookup regular expressions) </text:span></text:p>
          </draw:text-box>
        </draw:frame>
        <draw:frame draw:style-name="gr3" draw:text-style-name="P3" draw:layer="layout" svg:width="0.422cm" svg:height="0.497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23.81cm">
          <draw:text-box>
            <text:p text:style-name="P2"><text:span text:style-name="T2"><text:s/></text:span></text:p>
          </draw:text-box>
        </draw:frame>
        <draw:frame draw:style-name="gr47" draw:text-style-name="P6" draw:layer="layout" svg:width="3.977cm" svg:height="0.547cm" svg:x="3.832cm" svg:y="6.253cm">
          <draw:text-box>
            <text:p><text:span text:style-name="T7">echo “hello world”</text:span></text:p>
          </draw:text-box>
        </draw:frame>
        <draw:frame draw:style-name="gr48" draw:text-style-name="P6" draw:layer="layout" svg:width="1.115cm" svg:height="0.547cm" svg:x="3.86cm" svg:y="3.801cm">
          <draw:text-box>
            <text:p><text:span text:style-name="T7">du -h</text:span></text:p>
          </draw:text-box>
        </draw:frame>
        <draw:frame draw:style-name="gr49" draw:text-style-name="P6" draw:layer="layout" svg:width="14.772cm" svg:height="1.778cm" svg:x="3.665cm" svg:y="9.047cm">
          <draw:text-box>
            <text:p><text:span text:style-name="T7">It is a “Full-screen window manager that multiplexes a physical terminal between several processes.” It emulates VT100/ANSI terminals.</text:span></text:p>
          </draw:text-box>
        </draw:frame>
        <draw:frame draw:style-name="gr50" draw:text-style-name="P6" draw:layer="layout" svg:width="15.113cm" svg:height="0.547cm" svg:x="3.578cm" svg:y="11.802cm">
          <draw:text-box>
            <text:p><text:span text:style-name="T7">Run a command immune to hangups, with output to a non-tty</text:span></text:p>
          </draw:text-box>
        </draw:frame>
        <draw:frame draw:style-name="gr50" draw:text-style-name="P6" draw:layer="layout" svg:width="15.113cm" svg:height="0.547cm" svg:x="3.578cm" svg:y="14.635cm">
          <draw:text-box>
            <text:p><text:span text:style-name="T7">nohup ./{program}</text:span></text:p>
          </draw:text-box>
        </draw:frame>
        <draw:frame draw:style-name="gr25" draw:text-style-name="P6" draw:layer="layout" svg:width="15.113cm" svg:height="1.093cm" svg:x="3.578cm" svg:y="17.429cm">
          <draw:text-box>
            <text:p><text:span text:style-name="T7">grep -n “public static void” {file}</text:span></text:p>
            <text:p><text:span text:style-name="T7">(-n gives the line number, not required)</text:span></text:p>
          </draw:text-box>
        </draw:frame>
        <draw:frame draw:style-name="gr50" draw:text-style-name="P6" draw:layer="layout" svg:width="15.113cm" svg:height="0.547cm" svg:x="3.578cm" svg:y="19.638cm">
          <draw:text-box>
            <text:p><text:span text:style-name="T7">grep -vn “public static void” {file}</text:span></text:p>
          </draw:text-box>
        </draw:frame>
        <draw:frame draw:style-name="gr50" draw:text-style-name="P6" draw:layer="layout" svg:width="15.113cm" svg:height="0.547cm" svg:x="3.578cm" svg:y="22.509cm">
          <draw:text-box>
            <text:p><text:span text:style-name="T7">grep -n -e "[Jj]ones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.677cm">
          <draw:text-box>
            <text:p text:style-name="P2"><text:span text:style-name="T2">30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51" draw:text-style-name="P3" draw:layer="layout" svg:width="12.977cm" svg:height="0.497cm" svg:x="3.175cm" svg:y="2.677cm">
          <draw:text-box>
            <text:p text:style-name="P2"><text:span text:style-name="T2">Use the cut command to select only columns 10-20 of a file: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5.53cm">
          <draw:text-box>
            <text:p text:style-name="P2"><text:span text:style-name="T2">31.</text:span></text:p>
          </draw:text-box>
        </draw:frame>
        <draw:frame draw:style-name="gr9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52" draw:text-style-name="P3" draw:layer="layout" svg:width="16.995cm" svg:height="0.497cm" svg:x="3.175cm" svg:y="5.53cm">
          <draw:text-box>
            <text:p text:style-name="P2"><text:span text:style-name="T2">Use the cut command to select fields 1,3,5 from a comma delimited file (CSV) 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8.388cm">
          <draw:text-box>
            <text:p text:style-name="P2"><text:span text:style-name="T2">32.</text:span></text:p>
          </draw:text-box>
        </draw:frame>
        <draw:frame draw:style-name="gr9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2.359cm" svg:height="0.497cm" svg:x="3.175cm" svg:y="8.388cm">
          <draw:text-box>
            <text:p text:style-name="P2"><text:span text:style-name="T2">Use the head command to select the top 10 lines of a file 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1.245cm">
          <draw:text-box>
            <text:p text:style-name="P2"><text:span text:style-name="T2">33.</text:span></text:p>
          </draw:text-box>
        </draw:frame>
        <draw:frame draw:style-name="gr9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12.088cm" svg:height="0.497cm" svg:x="3.175cm" svg:y="11.245cm">
          <draw:text-box>
            <text:p text:style-name="P2"><text:span text:style-name="T2">Use the tail command to select the last 10 lines of a file </text:span></text:p>
          </draw:text-box>
        </draw:frame>
        <draw:frame draw:style-name="gr3" draw:text-style-name="P3" draw:layer="layout" svg:width="0.422cm" svg:height="0.497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4.099cm">
          <draw:text-box>
            <text:p text:style-name="P2"><text:span text:style-name="T2">34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19.433cm" svg:height="0.497cm" svg:x="3.175cm" svg:y="14.099cm">
          <draw:text-box>
            <text:p text:style-name="P2"><text:span text:style-name="T2">Use the tail command to show the last lines of a file and then any new lines as they arrive </text:span></text:p>
          </draw:text-box>
        </draw:frame>
        <draw:frame draw:style-name="gr3" draw:text-style-name="P3" draw:layer="layout" svg:width="0.422cm" svg:height="0.497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8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6.956cm">
          <draw:text-box>
            <text:p text:style-name="P2"><text:span text:style-name="T2">35.</text:span></text:p>
          </draw:text-box>
        </draw:frame>
        <draw:frame draw:style-name="gr9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10.607cm" svg:height="0.497cm" svg:x="3.175cm" svg:y="16.956cm">
          <draw:text-box>
            <text:p text:style-name="P2"><text:span text:style-name="T2">Sort a text file in alphanumeric, ascending order </text:span></text:p>
          </draw:text-box>
        </draw:frame>
        <draw:frame draw:style-name="gr3" draw:text-style-name="P3" draw:layer="layout" svg:width="0.422cm" svg:height="0.497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66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19.238cm">
          <draw:text-box>
            <text:p text:style-name="P2"><text:span text:style-name="T2">36.</text:span></text:p>
          </draw:text-box>
        </draw:frame>
        <draw:frame draw:style-name="gr9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10.873cm" svg:height="0.497cm" svg:x="3.175cm" svg:y="19.238cm">
          <draw:text-box>
            <text:p text:style-name="P2"><text:span text:style-name="T2">Sort a text file in alphanumeric, descending order </text:span></text:p>
          </draw:text-box>
        </draw:frame>
        <draw:frame draw:style-name="gr3" draw:text-style-name="P3" draw:layer="layout" svg:width="0.422cm" svg:height="0.497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0.95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1.524cm">
          <draw:text-box>
            <text:p text:style-name="P2"><text:span text:style-name="T2">37.</text:span></text:p>
          </draw:text-box>
        </draw:frame>
        <draw:frame draw:style-name="gr9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6.974cm" svg:height="0.497cm" svg:x="3.175cm" svg:y="21.524cm">
          <draw:text-box>
            <text:p text:style-name="P2"><text:span text:style-name="T2">Sort a text file in numeric order </text:span></text:p>
          </draw:text-box>
        </draw:frame>
        <draw:frame draw:style-name="gr3" draw:text-style-name="P3" draw:layer="layout" svg:width="0.422cm" svg:height="0.497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23.81cm">
          <draw:text-box>
            <text:p text:style-name="P2"><text:span text:style-name="T2"><text:s/></text:span></text:p>
          </draw:text-box>
        </draw:frame>
        <draw:frame draw:style-name="gr50" draw:text-style-name="P6" draw:layer="layout" svg:width="15.113cm" svg:height="0.547cm" svg:x="3.451cm" svg:y="3.293cm">
          <draw:text-box>
            <text:p><text:span text:style-name="T7">cut -</text:span><text:span text:style-name="T9">c 10-20 {file}</text:span></text:p>
          </draw:text-box>
        </draw:frame>
        <draw:frame draw:style-name="gr25" draw:text-style-name="P6" draw:layer="layout" svg:width="15.113cm" svg:height="1.093cm" svg:x="3.324cm" svg:y="8.92cm">
          <draw:text-box>
            <text:p><text:span text:style-name="T7">head {file}</text:span></text:p>
            <text:p><text:span text:style-name="T7">(10 is default, but if you want a different number, just use -N)</text:span></text:p>
          </draw:text-box>
        </draw:frame>
        <draw:frame draw:style-name="gr50" draw:text-style-name="P6" draw:layer="layout" svg:width="15.113cm" svg:height="0.547cm" svg:x="3.324cm" svg:y="11.714cm">
          <draw:text-box>
            <text:p><text:span text:style-name="T7">tail {file}</text:span></text:p>
          </draw:text-box>
        </draw:frame>
        <draw:frame draw:style-name="gr50" draw:text-style-name="P6" draw:layer="layout" svg:width="15.113cm" svg:height="0.547cm" svg:x="3.451cm" svg:y="5.999cm">
          <draw:text-box>
            <text:p><text:span text:style-name="T7">cut -f</text:span><text:span text:style-name="T9"> 1,3,5 -d “,” {file}</text:span></text:p>
          </draw:text-box>
        </draw:frame>
        <draw:frame draw:style-name="gr50" draw:text-style-name="P6" draw:layer="layout" svg:width="15.113cm" svg:height="0.547cm" svg:x="3.451cm" svg:y="17.517cm">
          <draw:text-box>
            <text:p><text:span text:style-name="T7">sort -d {file}</text:span></text:p>
          </draw:text-box>
        </draw:frame>
        <draw:frame draw:style-name="gr50" draw:text-style-name="P6" draw:layer="layout" svg:width="15.113cm" svg:height="0.547cm" svg:x="3.451cm" svg:y="19.842cm">
          <draw:text-box>
            <text:p><text:span text:style-name="T7">sort -dr {file}</text:span></text:p>
          </draw:text-box>
        </draw:frame>
        <draw:frame draw:style-name="gr50" draw:text-style-name="P6" draw:layer="layout" svg:width="15.113cm" svg:height="1.093cm" svg:x="3.451cm" svg:y="22.216cm">
          <draw:text-box>
            <text:p><text:span text:style-name="T7">sort -n {file}</text:span><text:span text:style-name="T7"><text:tab/></text:span><text:span text:style-name="T7">(string numeric)</text:span></text:p>
            <text:p><text:span text:style-name="T7">sort -g {file}</text:span><text:span text:style-name="T7"><text:tab/></text:span><text:span text:style-name="T7">(general numeric)</text:span></text:p>
          </draw:text-box>
        </draw:frame>
        <draw:frame draw:style-name="gr50" draw:text-style-name="P6" draw:layer="layout" svg:width="15.113cm" svg:height="0.547cm" svg:x="3.324cm" svg:y="14.635cm">
          <draw:text-box>
            <text:p><text:span text:style-name="T7">tail -F {file}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679cm" svg:height="0.497cm" svg:x="2.54cm" svg:y="2.677cm">
          <draw:text-box>
            <text:p text:style-name="P2"><text:span text:style-name="T2">38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9.032cm" svg:height="0.497cm" svg:x="3.175cm" svg:y="2.677cm">
          <draw:text-box>
            <text:p text:style-name="P2"><text:span text:style-name="T2">Display only the unique lines of a text file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60" draw:text-style-name="P7" draw:layer="layout" svg:width="0.562cm" svg:height="0.628cm" svg:x="1.905cm" svg:y="4.846cm">
          <draw:text-box>
            <text:p text:style-name="P2"><text:span text:style-name="T10"><text:s/></text:span></text:p>
          </draw:text-box>
        </draw:frame>
        <draw:frame draw:style-name="gr50" draw:text-style-name="P6" draw:layer="layout" svg:width="15.113cm" svg:height="0.547cm" svg:x="3.451cm" svg:y="3.293cm">
          <draw:text-box>
            <text:p><text:span text:style-name="T7">sort -u {fil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Black" svg:font-family="ArialBlack"/>
    <style:font-face style:name="PalatinoLinotype" svg:font-family="PalatinoLinotyp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10T15:08:25.872701581</dc:date>
    <meta:editing-duration>PT1H11M50S</meta:editing-duration>
    <meta:editing-cycles>9</meta:editing-cycles>
    <meta:generator>LibreOffice/6.0.7.3$Linux_X86_64 LibreOffice_project/00m0$Build-3</meta:generator>
    <meta:document-statistic meta:object-count="335"/>
  </office:meta>
</office:document-meta>
</file>